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54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fe7f5" draw:textarea-horizontal-align="center" draw:textarea-vertical-align="middle"/>
    </style:style>
    <style:style style:name="gr5" style:family="graphic" style:parent-style-name="objectwithoutfill">
      <style:graphic-properties draw:marker-start-width="1.524cm" draw:marker-end="Arrow" draw:marker-end-width="0.254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0pt" style:font-size-asian="10pt" style:font-size-complex="10pt"/>
    </style:style>
    <style:style style:name="T1" style:family="text">
      <style:text-properties style:font-name="Courier New" fo:font-size="11pt" style:text-underline-style="none" style:font-size-asian="11pt" style:font-size-complex="11pt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1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89cm" svg:height="5.138cm" draw:transform="skewX (0.556061899685393) rotate (2.2174408146588) translate (1.78691212500836cm 5.79900000000404cm)" svg:viewBox="0 0 3190 5139" svg:d="M0 0c3621 0 3172 5139 3172 5139">
          <text:p/>
        </draw:path>
        <draw:rect draw:style-name="gr2" draw:text-style-name="P1" draw:layer="layout" svg:width="6.927cm" svg:height="2.092cm" svg:x="5.917cm" svg:y="1.907cm">
          <text:p text:style-name="P1"><text:span text:style-name="T1">include/tic_tac_toe.hpp</text:span></text:p>
          <text:p text:style-name="P1"><text:span text:style-name="T2"/></text:p>
          <text:p text:style-name="P1"><text:span text:style-name="T2">Definition of the </text:span><text:span text:style-name="T3">Tic_Tac_Toe</text:span><text:span text:style-name="T2"> <text:s/>class.</text:span><text:span text:style-name="T2"><text:line-break/></text:span><text:span text:style-name="T2">No code or implementation.</text:span></text:p>
        </draw:rect>
        <draw:frame draw:style-name="gr3" draw:text-style-name="P2" draw:layer="layout" svg:width="6.01cm" svg:height="0.607cm" svg:x="1.514cm" svg:y="4.931cm">
          <draw:text-box>
            <text:p><text:span text:style-name="T4">#include “tic_tac_toe.hpp”</text:span></text:p>
          </draw:text-box>
        </draw:frame>
        <draw:rect draw:style-name="gr2" draw:text-style-name="P1" draw:layer="layout" svg:width="5.21cm" svg:height="2.004cm" svg:x="1.314cm" svg:y="5.608cm">
          <text:p text:style-name="P1"><text:span text:style-name="T1">src/tic_tac_toe.cpp</text:span></text:p>
          <text:p text:style-name="P1"><text:span text:style-name="T2"/></text:p>
          <text:p text:style-name="P1"><text:span text:style-name="T2">Implements the methods</text:span></text:p>
          <text:p text:style-name="P1"><text:span text:style-name="T2">of the </text:span><text:span text:style-name="T3">Tic_Tac_Toe</text:span><text:span text:style-name="T2"> class</text:span></text:p>
        </draw:rect>
        <draw:rect draw:style-name="gr2" draw:text-style-name="P1" draw:layer="layout" svg:width="4.533cm" svg:height="1.159cm" svg:x="15.791cm" svg:y="7.608cm">
          <text:p text:style-name="P1"><text:span text:style-name="T1">src/ttt_tester.cpp</text:span></text:p>
        </draw:rect>
        <draw:rect draw:style-name="gr2" draw:text-style-name="P1" draw:layer="layout" svg:width="4.533cm" svg:height="1.159cm" svg:x="15.791cm" svg:y="9.009cm">
          <text:p text:style-name="P1"><text:span text:style-name="T1">src/ttt_player.cpp</text:span></text:p>
        </draw:rect>
        <draw:rect draw:style-name="gr2" draw:text-style-name="P1" draw:layer="layout" svg:width="4.533cm" svg:height="1.159cm" svg:x="15.791cm" svg:y="10.469cm">
          <text:p text:style-name="P1"><text:span text:style-name="T1">src/ttt_random.cpp</text:span></text:p>
        </draw:rect>
        <draw:path draw:style-name="gr1" draw:text-style-name="P1" draw:layer="layout" svg:width="4.204cm" svg:height="7.109cm" draw:transform="skewX (-0.00314159265358977) rotate (1.45403379983648) translate (12.3736807809181cm 6.78893042230459cm)" svg:viewBox="0 0 4205 7110" svg:d="M0 7110c5141 0 4123-7110 4123-7110">
          <text:p/>
        </draw:path>
        <draw:frame draw:style-name="gr3" draw:text-style-name="P2" draw:layer="layout" svg:width="6.01cm" svg:height="1.675cm" svg:x="13.58cm" svg:y="5.725cm">
          <draw:text-box>
            <text:p><text:span text:style-name="T4">Each of these has</text:span></text:p>
            <text:p><text:span text:style-name="T4">a main(), and does:</text:span></text:p>
            <text:p><text:span text:style-name="T4"/></text:p>
            <text:p><text:span text:style-name="T4">#include “tic_tac_toe.hpp”</text:span></text:p>
          </draw:text-box>
        </draw:frame>
        <draw:rect draw:style-name="gr4" draw:text-style-name="P1" draw:layer="layout" svg:width="4.296cm" svg:height="0.917cm" svg:x="9.414cm" svg:y="7.729cm">
          <text:p text:style-name="P1"><text:span text:style-name="T1">obj/ttt_tester.o</text:span></text:p>
        </draw:rect>
        <draw:rect draw:style-name="gr4" draw:text-style-name="P1" draw:layer="layout" svg:width="4.296cm" svg:height="0.917cm" svg:x="9.414cm" svg:y="9.13cm">
          <text:p text:style-name="P1"><text:span text:style-name="T1">obj/ttt_player.o</text:span></text:p>
        </draw:rect>
        <draw:rect draw:style-name="gr4" draw:text-style-name="P1" draw:layer="layout" svg:width="4.296cm" svg:height="0.917cm" svg:x="9.414cm" svg:y="10.59cm">
          <text:p text:style-name="P1"><text:span text:style-name="T1">obj/ttt_random.o</text:span></text:p>
        </draw:rect>
        <draw:frame draw:style-name="gr3" draw:text-style-name="P2" draw:layer="layout" svg:width="1.772cm" svg:height="0.607cm" svg:x="14.042cm" svg:y="10.496cm">
          <draw:text-box>
            <text:p><text:span text:style-name="T4">g++ -c</text:span></text:p>
          </draw:text-box>
        </draw:frame>
        <draw:line draw:style-name="gr5" draw:text-style-name="P1" draw:layer="layout" svg:x1="15.804cm" svg:y1="11.084cm" svg:x2="13.803cm" svg:y2="11.058cm">
          <text:p/>
        </draw:line>
        <draw:frame draw:style-name="gr3" draw:text-style-name="P2" draw:layer="layout" svg:width="1.772cm" svg:height="0.607cm" svg:x="14.043cm" svg:y="9.04cm">
          <draw:text-box>
            <text:p><text:span text:style-name="T4">g++ -c</text:span></text:p>
          </draw:text-box>
        </draw:frame>
        <draw:line draw:style-name="gr5" draw:text-style-name="P1" draw:layer="layout" svg:x1="15.805cm" svg:y1="9.628cm" svg:x2="13.804cm" svg:y2="9.602cm">
          <text:p/>
        </draw:line>
        <draw:frame draw:style-name="gr3" draw:text-style-name="P2" draw:layer="layout" svg:width="1.772cm" svg:height="0.607cm" svg:x="14.044cm" svg:y="7.584cm">
          <draw:text-box>
            <text:p><text:span text:style-name="T4">g++ -c</text:span></text:p>
          </draw:text-box>
        </draw:frame>
        <draw:line draw:style-name="gr5" draw:text-style-name="P1" draw:layer="layout" svg:x1="15.806cm" svg:y1="8.172cm" svg:x2="13.805cm" svg:y2="8.146cm">
          <text:p/>
        </draw:line>
        <draw:rect draw:style-name="gr4" draw:text-style-name="P1" draw:layer="layout" svg:width="4.296cm" svg:height="0.917cm" svg:x="1.414cm" svg:y="8.73cm">
          <text:p text:style-name="P1"><text:span text:style-name="T1">obj/tic_tac_toe.o</text:span></text:p>
        </draw:rect>
        <draw:frame draw:style-name="gr3" draw:text-style-name="P2" draw:layer="layout" svg:width="1.772cm" svg:height="0.607cm" svg:x="1.695cm" svg:y="7.838cm">
          <draw:text-box>
            <text:p><text:span text:style-name="T4">g++ -c</text:span></text:p>
          </draw:text-box>
        </draw:frame>
        <draw:path draw:style-name="gr1" draw:text-style-name="P1" draw:layer="layout" svg:width="0.861cm" svg:height="0.688cm" draw:transform="rotate (-2.24501701684031) translate (2.4364102151913cm 8.0502689843234cm)" svg:viewBox="0 0 862 689" svg:d="M0 689c657 0 862-689 862-689">
          <text:p/>
        </draw:path>
        <draw:rect draw:style-name="gr4" draw:text-style-name="P1" draw:layer="layout" svg:width="3.799cm" svg:height="0.917cm" svg:x="3.014cm" svg:y="10.73cm">
          <text:p text:style-name="P1"><text:span text:style-name="T1">bin/ttt_tester</text:span></text:p>
        </draw:rect>
        <draw:rect draw:style-name="gr4" draw:text-style-name="P1" draw:layer="layout" svg:width="3.799cm" svg:height="0.917cm" svg:x="3.014cm" svg:y="12.071cm">
          <text:p text:style-name="P1"><text:span text:style-name="T1">bin/ttt_player</text:span></text:p>
        </draw:rect>
        <draw:rect draw:style-name="gr4" draw:text-style-name="P1" draw:layer="layout" svg:width="3.799cm" svg:height="0.917cm" svg:x="3.014cm" svg:y="13.432cm">
          <text:p text:style-name="P1"><text:span text:style-name="T1">bin/ttt_random</text:span></text:p>
        </draw:rect>
        <draw:path draw:style-name="gr1" draw:text-style-name="P1" draw:layer="layout" svg:width="1.299cm" svg:height="1.078cm" draw:transform="rotate (-1.73922059961235) translate (3.24483382359307cm 9.82788909251035cm)" svg:viewBox="0 0 1300 1079" svg:d="M0 1079c1378 0 1299-1079 1299-1079">
          <text:p/>
        </draw:path>
        <draw:path draw:style-name="gr1" draw:text-style-name="P1" draw:layer="layout" svg:width="2.645cm" svg:height="1.388cm" draw:transform="skewX (0.161792021659874) rotate (-1.67621421361535) translate (3.33121752035791cm 10.0185965813674cm)" svg:viewBox="0 0 2646 1389" svg:d="M0 1389c2805-1 2644-1389 2644-1389">
          <text:p/>
        </draw:path>
        <draw:path draw:style-name="gr1" draw:text-style-name="P1" draw:layer="layout" svg:width="3.77cm" svg:height="1.657cm" draw:transform="skewX (0.228463599086058) rotate (-1.65893545402061) translate (3.38472865517423cm 10.1770577000417cm)" svg:viewBox="0 0 3771 1658" svg:d="M0 1658c3997 0 3769-1658 3769-1658">
          <text:p/>
        </draw:path>
        <draw:path draw:style-name="gr1" draw:text-style-name="P1" draw:layer="layout" svg:width="3.159cm" svg:height="1.746cm" draw:transform="rotate (-2.87647714021185) translate (9.87375252412101cm 9.89597212513076cm)" svg:viewBox="0 0 3160 1747" svg:d="M0 1747c2153 0 3160-1747 3160-1747">
          <text:p/>
        </draw:path>
        <draw:path draw:style-name="gr1" draw:text-style-name="P1" draw:layer="layout" svg:width="3.509cm" svg:height="0.471cm" draw:transform="rotate (-2.53613793607296) translate (9.68488475529984cm 10.086463746157cm)" svg:viewBox="0 0 3510 472" svg:d="M0 472c2434 0 3510-472 3510-472">
          <text:p/>
        </draw:path>
        <draw:path draw:style-name="gr1" draw:text-style-name="P1" draw:layer="layout" svg:width="3.427cm" svg:height="1.442cm" draw:transform="rotate (-1.94307505624529) translate (9.39cm 11.263cm)" svg:viewBox="0 0 3428 1443" svg:d="M0 0c2892 0 3428 1443 3428 144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2-12T15:15:25</meta:creation-date>
    <dc:date>2019-09-08T17:18:14.561419000</dc:date>
    <meta:editing-duration>PT10M35S</meta:editing-duration>
    <meta:editing-cycles>5</meta:editing-cycles>
    <meta:generator>LibreOffice/4.2.8.2$MacOSX_x86 LibreOffice_project/48d50dbfc06349262c9d50868e5c1f630a573ebd</meta:generator>
    <meta:document-statistic meta:object-count="30"/>
  </office:meta>
</office:document-meta>
</file>